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714cm" style:rel-column-width="33589*"/>
    </style:style>
    <style:style style:name="Tabela3.B" style:family="table-column">
      <style:table-column-properties style:column-width="8.287cm" style:rel-column-width="31946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808cm" style:rel-column-width="14680*"/>
    </style:style>
    <style:style style:name="Tabela5.B" style:family="table-column">
      <style:table-column-properties style:column-width="7.481cm" style:rel-column-width="28837*"/>
    </style:style>
    <style:style style:name="Tabela5.C" style:family="table-column">
      <style:table-column-properties style:column-width="5.711cm" style:rel-column-width="22018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C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714cm" style:rel-column-width="33589*"/>
    </style:style>
    <style:style style:name="Tabela2.B" style:family="table-column">
      <style:table-column-properties style:column-width="8.287cm" style:rel-column-width="31946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292a28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Table_20_Contents">
      <style:text-properties style:font-name="Arial" fo:font-size="14pt" fo:font-style="italic" officeooo:rsid="0029bc77" officeooo:paragraph-rsid="0029bc77" style:font-size-asian="14pt" style:font-style-asian="italic" style:font-size-complex="14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Table_20_Contents">
      <style:text-properties style:font-name="Arial" fo:font-size="14pt" officeooo:rsid="0029bc77" officeooo:paragraph-rsid="0021a043" style:font-size-asian="14pt" style:font-size-complex="14pt"/>
    </style:style>
    <style:style style:name="P9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 style:list-style-name="L1">
      <style:text-properties officeooo:paragraph-rsid="00218f55"/>
    </style:style>
    <style:style style:name="P12" style:family="paragraph" style:parent-style-name="Standard">
      <style:text-properties fo:font-size="22pt" fo:font-style="italic" officeooo:rsid="001fe870" officeooo:paragraph-rsid="002f50b3" style:font-size-asian="22pt" style:font-style-asian="italic" style:font-size-complex="22pt" style:font-style-complex="italic"/>
    </style:style>
    <style:style style:name="P13" style:family="paragraph" style:parent-style-name="Standard">
      <style:text-properties fo:font-size="22pt" fo:font-style="italic" officeooo:rsid="001fe870" officeooo:paragraph-rsid="002f79a4" style:font-size-asian="22pt" style:font-style-asian="italic" style:font-size-complex="22pt" style:font-style-complex="italic"/>
    </style:style>
    <style:style style:name="P14" style:family="paragraph" style:parent-style-name="Standard" style:list-style-name="L2">
      <style:text-properties officeooo:paragraph-rsid="002f50b3"/>
    </style:style>
    <style:style style:name="P15" style:family="paragraph" style:parent-style-name="Standard">
      <style:text-properties officeooo:paragraph-rsid="002f50b3"/>
    </style:style>
    <style:style style:name="P16" style:family="paragraph" style:parent-style-name="Standard" style:list-style-name="L5">
      <style:text-properties officeooo:paragraph-rsid="002f79a4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f50b3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f79a4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34c3df" officeooo:paragraph-rsid="002f50b3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f50b3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f79a4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text-properties style:font-name="Arial" fo:font-size="14pt" fo:font-style="italic" officeooo:rsid="00298c8b" officeooo:paragraph-rsid="002f50b3" style:font-size-asian="14pt" style:font-style-asian="italic" style:font-size-complex="14pt" style:font-style-complex="italic"/>
    </style:style>
    <style:style style:name="P23" style:family="paragraph" style:parent-style-name="Table_20_Contents">
      <style:text-properties style:font-name="Arial" fo:font-size="14pt" fo:font-style="italic" officeooo:rsid="002aeae7" officeooo:paragraph-rsid="002aeae7" style:font-size-asian="14pt" style:font-style-asian="italic" style:font-size-complex="14pt" style:font-style-complex="italic"/>
    </style:style>
    <style:style style:name="P24" style:family="paragraph" style:parent-style-name="Table_20_Contents">
      <style:text-properties style:font-name="Arial" fo:font-size="14pt" fo:font-style="italic" officeooo:rsid="00218f55" officeooo:paragraph-rsid="002f79a4" style:font-size-asian="14pt" style:font-style-asian="italic" style:font-size-complex="14pt" style:font-style-complex="italic"/>
    </style:style>
    <style:style style:name="P25" style:family="paragraph" style:parent-style-name="Table_20_Contents">
      <style:text-properties style:font-name="Arial" fo:font-size="14pt" fo:font-style="italic" officeooo:rsid="002bd41b" officeooo:paragraph-rsid="002f79a4" style:font-size-asian="14pt" style:font-style-asian="italic" style:font-size-complex="14pt" style:font-style-complex="italic"/>
    </style:style>
    <style:style style:name="P26" style:family="paragraph" style:parent-style-name="Table_20_Contents">
      <style:text-properties style:font-name="Arial" fo:font-size="14pt" fo:font-style="italic" officeooo:rsid="0029bc77" officeooo:paragraph-rsid="002f79a4" style:font-size-asian="14pt" style:font-style-asian="italic" style:font-size-complex="14pt" style:font-style-complex="italic"/>
    </style:style>
    <style:style style:name="P27" style:family="paragraph" style:parent-style-name="Table_20_Contents" style:list-style-name="L4">
      <style:text-properties style:font-name="Arial" fo:font-size="14pt" officeooo:rsid="0034c3df" officeooo:paragraph-rsid="002f50b3" style:font-size-asian="14pt" style:font-size-complex="14pt"/>
    </style:style>
    <style:style style:name="P28" style:family="paragraph" style:parent-style-name="Table_20_Contents">
      <style:text-properties style:font-name="Arial" fo:font-size="14pt" officeooo:rsid="00298c8b" officeooo:paragraph-rsid="002f50b3" style:font-size-asian="14pt" style:font-size-complex="14pt"/>
    </style:style>
    <style:style style:name="P29" style:family="paragraph" style:parent-style-name="Table_20_Contents" style:list-style-name="L3">
      <style:text-properties style:font-name="Arial" fo:font-size="14pt" officeooo:rsid="002aeae7" officeooo:paragraph-rsid="002aeae7" style:font-size-asian="14pt" style:font-size-complex="14pt"/>
    </style:style>
    <style:style style:name="P30" style:family="paragraph" style:parent-style-name="Table_20_Contents">
      <style:text-properties style:font-name="Arial" fo:font-size="14pt" officeooo:rsid="002aeae7" officeooo:paragraph-rsid="002aeae7" style:font-size-asian="14pt" style:font-size-complex="14pt"/>
    </style:style>
    <style:style style:name="P31" style:family="paragraph" style:parent-style-name="Table_20_Contents">
      <style:text-properties style:font-name="Arial" fo:font-size="14pt" officeooo:rsid="0021a043" officeooo:paragraph-rsid="002f79a4" style:font-size-asian="14pt" style:font-size-complex="14pt"/>
    </style:style>
    <style:style style:name="P32" style:family="paragraph" style:parent-style-name="Table_20_Contents">
      <style:text-properties style:font-name="Arial" fo:font-size="14pt" officeooo:rsid="002bd41b" officeooo:paragraph-rsid="002f79a4" style:font-size-asian="14pt" style:font-size-complex="14pt"/>
    </style:style>
    <style:style style:name="P33" style:family="paragraph" style:parent-style-name="Table_20_Contents">
      <style:text-properties style:font-name="Arial" fo:font-size="14pt" officeooo:rsid="0029bc77" officeooo:paragraph-rsid="002f79a4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64361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9bc77" style:font-style-asian="normal" style:font-weight-asian="normal" style:font-style-complex="normal" style:font-weight-complex="normal"/>
    </style:style>
    <style:style style:name="T5" style:family="text">
      <style:text-properties style:font-name="Arial" fo:font-size="16pt" fo:font-style="italic" style:text-underline-style="none" fo:font-weight="bold" officeooo:rsid="00264361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34c3df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bd41b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9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292a28"/>
    </style:style>
    <style:style style:name="T11" style:family="text">
      <style:text-properties officeooo:rsid="0034c3df"/>
    </style:style>
    <style:style style:name="T12" style:family="text">
      <style:text-properties fo:font-style="italic" officeooo:rsid="00298c8b" style:font-style-asian="italic" style:font-style-complex="italic"/>
    </style:style>
    <style:style style:name="T13" style:family="text">
      <style:text-properties officeooo:rsid="002f50b3"/>
    </style:style>
    <style:style style:name="T14" style:family="text">
      <style:text-properties officeooo:rsid="0026436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0">2.02</text:span> – <text:span text:style-name="T1">Gerenciar Cadastro de Procedimentos – <text:tab/><text:tab/> <text:s text:c="3"/>Pesquisar Procediment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9">Como <text:span text:style-name="T2">Administrador</text:span></text:p>
            <text:p text:style-name="P10">Eu quero <text:span text:style-name="T3">pesquisar um </text:span><text:span text:style-name="T4">procedimento</text:span><text:span text:style-name="T2"> </text:span><text:span text:style-name="T3">cadastrado no sistema</text:span></text:p>
            <text:p text:style-name="P10">De modo que <text:span text:style-name="T2">eu possa mantê-lo </text:span></text:p>
          </table:table-cell>
        </table:table-row>
      </table:table>
      <text:p text:style-name="P1"/>
      <text:p text:style-name="P1"/>
      <text:p text:style-name="P2">Detalhes de Implementação:</text:p>
      <text:p text:style-name="P4"/>
      <text:list xml:id="list3164493622" text:style-name="L1">
        <text:list-item>
          <text:p text:style-name="P11"><text:span text:style-name="T5">Critérios de Pesquisa</text:span><text:span text:style-name="T8">:<text:line-break/></text:span></text:p>
        </text:list-item>
      </text:list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6">Nome do Campo</text:p>
          </table:table-cell>
          <table:table-cell table:style-name="Tabela3.B1" office:value-type="string">
            <text:p text:style-name="P7">Campo BD</text:p>
          </table:table-cell>
        </table:table-row>
        <table:table-row>
          <table:table-cell table:style-name="Tabela3.A2" office:value-type="string">
            <text:p text:style-name="P5">Descrição</text:p>
          </table:table-cell>
          <table:table-cell table:style-name="Tabela3.B2" office:value-type="string">
            <text:p text:style-name="P8">PROCEDIMENTO.DESCRICAO</text:p>
          </table:table-cell>
        </table:table-row>
      </table:table>
      <text:p text:style-name="P13"/>
      <text:list xml:id="list311449622" text:style-name="L5">
        <text:list-item>
          <text:p text:style-name="P16"><text:span text:style-name="T7">Resultados</text:span><text:span text:style-name="T5"> de Pesquisa</text:span><text:span text:style-name="T8">:<text:line-break/></text:span></text:p>
        </text:list-item>
      </text:list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8">Nome do Campo</text:p>
          </table:table-cell>
          <table:table-cell table:style-name="Tabela2.B1" office:value-type="string">
            <text:p text:style-name="P21">Campo BD</text:p>
          </table:table-cell>
        </table:table-row>
        <table:table-row>
          <table:table-cell table:style-name="Tabela2.A2" office:value-type="string">
            <text:p text:style-name="P26">Descrição</text:p>
          </table:table-cell>
          <table:table-cell table:style-name="Tabela2.B2" office:value-type="string">
            <text:p text:style-name="P33">PROCEDIMENTO.DESCRICAO</text:p>
          </table:table-cell>
        </table:table-row>
      </table:table>
      <text:p text:style-name="P13"/>
      <text:p text:style-name="P13"/>
      <text:list xml:id="list899619375" text:style-name="L2">
        <text:list-item>
          <text:p text:style-name="P14"><text:span text:style-name="T6">Ações</text:span><text:span text:style-name="T9">:</text:span></text:p>
        </text:list-item>
      </text:list>
      <text:p text:style-name="P1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office:value-type="string">
            <text:p text:style-name="P17"><text:s/><text:span text:style-name="T11">Nome</text:span></text:p>
          </table:table-cell>
          <table:table-cell table:style-name="Tabela5.A1" office:value-type="string">
            <text:p text:style-name="P19">Evento</text:p>
          </table:table-cell>
          <table:table-cell table:style-name="Tabela5.C1" office:value-type="string">
            <text:p text:style-name="P20"><text:s/><text:span text:style-name="T11">Ação</text:span></text:p>
          </table:table-cell>
        </table:table-row>
        <table:table-row>
          <table:table-cell table:style-name="Tabela5.A2" office:value-type="string">
            <text:p text:style-name="P22">Pesquisar</text:p>
          </table:table-cell>
          <table:table-cell table:style-name="Tabela5.A2" office:value-type="string">
            <text:list xml:id="list3794333507" text:style-name="L4">
              <text:list-header>
                <text:p text:style-name="P27">Clicar no botão “<text:span text:style-name="T12">Pesquisar</text:span>”</text:p>
              </text:list-header>
            </text:list>
          </table:table-cell>
          <table:table-cell table:style-name="Tabela5.C2" office:value-type="string">
            <text:p text:style-name="P28">Listar <text:span text:style-name="T13">Procedimentos</text:span> aplicando critérios de pesquisa informado</text:p>
          </table:table-cell>
        </table:table-row>
        <table:table-row>
          <table:table-cell table:style-name="Tabela5.A2" office:value-type="string">
            <text:p text:style-name="P22">Novo</text:p>
          </table:table-cell>
          <table:table-cell table:style-name="Tabela5.A2" office:value-type="string">
            <text:list xml:id="list164843416127582" text:continue-numbering="true" text:style-name="L4">
              <text:list-header>
                <text:p text:style-name="P27">Clicar no botão “<text:span text:style-name="T12">Novo</text:span>”</text:p>
              </text:list-header>
            </text:list>
          </table:table-cell>
          <table:table-cell table:style-name="Tabela5.C2" office:value-type="string">
            <text:p text:style-name="P28">Abrir tela de Novo <text:span text:style-name="T13">Procedimento</text:span></text:p>
          </table:table-cell>
        </table:table-row>
        <table:table-row>
          <table:table-cell table:style-name="Tabela5.A2" office:value-type="string">
            <text:p text:style-name="P23">Editar</text:p>
          </table:table-cell>
          <table:table-cell table:style-name="Tabela5.A2" office:value-type="string">
            <text:list xml:id="list1549914577" text:style-name="L3">
              <text:list-header>
                <text:p text:style-name="P29">Clicar n<text:span text:style-name="T13">a</text:span> <text:span text:style-name="T13">Descrição</text:span> na tabela de resultados</text:p>
              </text:list-header>
            </text:list>
          </table:table-cell>
          <table:table-cell table:style-name="Tabela5.C2" office:value-type="string">
            <text:p text:style-name="P30">Abrir tela de Edição de <text:span text:style-name="T13">Procedimento</text:span></text:p>
          </table:table-cell>
        </table:table-row>
      </table:table>
      <text:p text:style-name="P15"/>
      <text:p text:style-name="P12"/>
      <text:p text:style-name="P12"><text:soft-page-break/><text:s/></text:p>
      <text:p text:style-name="P12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6T16:48:42.123000000</dc:date>
    <meta:editing-duration>PT25M56S</meta:editing-duration>
    <meta:editing-cycles>13</meta:editing-cycles>
    <meta:generator>LibreOffice/6.0.3.2$Windows_X86_64 LibreOffice_project/8f48d515416608e3a835360314dac7e47fd0b821</meta:generator>
    <meta:document-statistic meta:table-count="4" meta:image-count="0" meta:object-count="0" meta:page-count="2" meta:paragraph-count="30" meta:word-count="93" meta:character-count="627" meta:non-whitespace-character-count="553"/>
  </office:meta>
</office:document-meta>
</file>